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ans-serif"/>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
      <style:table-properties style:width="24.349cm" style:page-number="auto" table:align="left" style:shadow="none" style:may-break-between-rows="false"/>
    </style:style>
    <style:style style:name="Tabela1.A" style:family="table-column">
      <style:table-column-properties style:column-width="0.87cm"/>
    </style:style>
    <style:style style:name="Tabela1.1" style:family="table-row">
      <style:table-row-properties style:keep-together="false" fo:keep-together="always"/>
    </style:style>
    <style:style style:name="Tabela1.A1" style:family="table-cell">
      <style:table-cell-properties style:vertical-align="middle" fo:background-color="#99ff66" fo:padding="0.097cm" fo:border-left="0.088cm solid #000000" fo:border-right="none" fo:border-top="0.088cm solid #000000" fo:border-bottom="0.088cm solid #000000">
        <style:background-image/>
      </style:table-cell-properties>
    </style:style>
    <style:style style:name="Tabela1.B1" style:family="table-cell" style:data-style-name="N0">
      <style:table-cell-properties style:vertical-align="middle" fo:background-color="#ff6600" fo:padding="0.097cm" fo:border-left="none" fo:border-right="none" fo:border-top="0.088cm solid #000000" fo:border-bottom="0.088cm solid #000000">
        <style:background-image/>
      </style:table-cell-properties>
    </style:style>
    <style:style style:name="Tabela1.D1" style:family="table-cell" style:data-style-name="N0">
      <style:table-cell-properties style:vertical-align="middle" fo:background-color="#ffff99" fo:padding="0.097cm" fo:border-left="none" fo:border-right="none" fo:border-top="0.088cm solid #000000" fo:border-bottom="0.088cm solid #000000">
        <style:background-image/>
      </style:table-cell-properties>
    </style:style>
    <style:style style:name="Tabela1.K1" style:family="table-cell">
      <style:table-cell-properties style:vertical-align="middle" fo:background-color="#ffff99" fo:padding="0.097cm" fo:border-left="none" fo:border-right="none" fo:border-top="0.088cm solid #000000" fo:border-bottom="0.088cm solid #000000">
        <style:background-image/>
      </style:table-cell-properties>
    </style:style>
    <style:style style:name="Tabela1.b1" style:family="table-cell" style:data-style-name="N0">
      <style:table-cell-properties style:vertical-align="middle" fo:background-color="#ff6600" fo:padding="0.097cm" fo:border-left="none" fo:border-right="0.088cm solid #000000" fo:border-top="0.088cm solid #000000" fo:border-bottom="0.088cm solid #000000">
        <style:background-image/>
      </style:table-cell-properties>
    </style:style>
    <style:style style:name="Tabela1.A2" style:family="table-cell">
      <style:table-cell-properties style:vertical-align="middle" fo:background-color="#99ff66" fo:padding="0.097cm" fo:border-left="0.002cm solid #000000" fo:border-right="none" fo:border-top="none" fo:border-bottom="0.002cm solid #000000">
        <style:background-image/>
      </style:table-cell-properties>
    </style:style>
    <style:style style:name="Tabela1.B2" style:family="table-cell" style:data-style-name="N0">
      <style:table-cell-properties style:vertical-align="middle" fo:background-color="#ff6600" fo:padding="0.097cm" fo:border-left="0.002cm solid #000000" fo:border-right="none" fo:border-top="none" fo:border-bottom="0.002cm solid #000000">
        <style:background-image/>
      </style:table-cell-properties>
    </style:style>
    <style:style style:name="Tabela1.G2" style:family="table-cell" style:data-style-name="N0">
      <style:table-cell-properties style:vertical-align="middle" fo:background-color="#ffff99" fo:padding="0.097cm" fo:border-left="0.002cm solid #000000" fo:border-right="none" fo:border-top="none" fo:border-bottom="0.002cm solid #000000">
        <style:background-image/>
      </style:table-cell-properties>
    </style:style>
    <style:style style:name="Tabela1.K2" style:family="table-cell">
      <style:table-cell-properties style:vertical-align="middle" fo:background-color="#ff6600" fo:padding="0.097cm" fo:border-left="0.002cm solid #000000" fo:border-right="none" fo:border-top="none" fo:border-bottom="0.002cm solid #000000">
        <style:background-image/>
      </style:table-cell-properties>
    </style:style>
    <style:style style:name="Tabela1.b2" style:family="table-cell" style:data-style-name="N0">
      <style:table-cell-properties style:vertical-align="middle" fo:background-color="#ff6600" fo:padding="0.097cm" fo:border-left="0.002cm solid #000000" fo:border-right="0.002cm solid #000000" fo:border-top="none" fo:border-bottom="0.002cm solid #000000">
        <style:background-image/>
      </style:table-cell-properties>
    </style:style>
    <style:style style:name="Tabela1.A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2" style:family="table">
      <style:table-properties style:width="25.7cm" table:align="margins"/>
    </style:style>
    <style:style style:name="Tabela2.A" style:family="table-column">
      <style:table-column-properties style:column-width="12.058cm" style:rel-column-width="6836*"/>
    </style:style>
    <style:style style:name="Tabela2.B" style:family="table-column">
      <style:table-column-properties style:column-width="13.642cm" style:rel-column-width="7734*"/>
    </style:style>
    <style:style style:name="Tabela2.A1" style:family="table-cell">
      <style:table-cell-properties fo:padding="0.097cm" fo:border-left="0.002cm solid #000000" fo:border-right="none" fo:border-top="0.002cm solid #000000" fo:border-bottom="none"/>
    </style:style>
    <style:style style:name="Tabela2.B1" style:family="table-cell">
      <style:table-cell-properties fo:padding="0.097cm" fo:border-left="none" fo:border-right="0.002cm solid #000000" fo:border-top="0.002cm solid #000000" fo:border-bottom="none"/>
    </style:style>
    <style:style style:name="Tabela2.A2" style:family="table-cell">
      <style:table-cell-properties fo:padding="0.097cm" fo:border-left="0.002cm solid #000000" fo:border-right="none" fo:border-top="none" fo:border-bottom="0.002cm solid #000000"/>
    </style:style>
    <style:style style:name="Tabela2.B3"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color="#ff0000" fo:font-weight="bold" fo:background-color="transparent" style:font-weight-asian="bold" style:font-weight-complex="bold"/>
    </style:style>
    <style:style style:name="P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fo:keep-together="always">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fo:background-color="transparent">
        <style:background-image/>
      </style:paragraph-properties>
      <style:text-properties style:use-window-font-color="tru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ff0000" fo:font-weight="bold" fo:background-color="transparent" style:font-weight-asian="bold"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number-columns-repeated="28"/>
        <table:table-row table:style-name="Tabela1.1">
          <table:table-cell table:style-name="Tabela1.A1" office:value-type="string">
            <text:p text:style-name="P3">j1</text:p>
          </table:table-cell>
          <table:table-cell table:style-name="Tabela1.B1" office:value-type="float" office:value="0">
            <text:p text:style-name="P6">0</text:p>
          </table:table-cell>
          <table:table-cell table:style-name="Tabela1.B1" office:value-type="float" office:value="0">
            <text:p text:style-name="P3">0</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K1" office:value-type="string">
            <text:p text:style-name="P3">X</text:p>
          </table:table-cell>
          <table:table-cell table:style-name="Tabela1.K1" office:value-type="string">
            <text:p text:style-name="P3">X</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row>
        <table:table-row table:style-name="Tabela1.1">
          <table:table-cell table:style-name="Tabela1.A2" office:value-type="string">
            <text:p text:style-name="P3">q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K2" office:value-type="string">
            <text:p text:style-name="P3">X</text:p>
          </table:table-cell>
          <table:table-cell table:style-name="Tabela1.K2" office:value-type="string">
            <text:p text:style-name="P3">X</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row>
        <table:table-row table:style-name="Tabela1.1">
          <table:table-cell table:style-name="Tabela1.A2" office:value-type="string">
            <text:p text:style-name="P3">q2</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5">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K2" office:value-type="string">
            <text:p text:style-name="P3">X</text:p>
          </table:table-cell>
          <table:table-cell table:style-name="Tabela1.K2" office:value-type="string">
            <text:p text:style-name="P3">X</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row>
        <table:table-row table:style-name="Tabela1.1">
          <table:table-cell table:style-name="Tabela1.A4" table:number-columns-spanned="28"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1" office:value-type="string">
            <text:p text:style-name="P3">j2</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K1" office:value-type="string">
            <text:p text:style-name="P3">X</text:p>
          </table:table-cell>
          <table:table-cell table:style-name="Tabela1.K1" office:value-type="string">
            <text:p text:style-name="P3">X</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D1" office:value-type="float" office:value="1">
            <text:p text:style-name="P3">1</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cell table:style-name="Tabela1.b1" office:value-type="float" office:value="0">
            <text:p text:style-name="P3">0</text:p>
          </table:table-cell>
        </table:table-row>
        <table:table-row table:style-name="Tabela1.1">
          <table:table-cell table:style-name="Tabela1.A2" office:value-type="string">
            <text:p text:style-name="P3">q3</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K2" office:value-type="string">
            <text:p text:style-name="P3">X</text:p>
          </table:table-cell>
          <table:table-cell table:style-name="Tabela1.K2" office:value-type="string">
            <text:p text:style-name="P3">X</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row>
        <table:table-row table:style-name="Tabela1.1">
          <table:table-cell table:style-name="Tabela1.A2" office:value-type="string">
            <text:p text:style-name="P3">q4</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K2" office:value-type="string">
            <text:p text:style-name="P3">X</text:p>
          </table:table-cell>
          <table:table-cell table:style-name="Tabela1.K2" office:value-type="string">
            <text:p text:style-name="P3">X</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G2" office:value-type="float" office:value="1">
            <text:p text:style-name="P3">1</text:p>
          </table:table-cell>
          <table:table-cell table:style-name="Tabela1.G2" office:value-type="float" office:value="1">
            <text:p text:style-name="P3">1</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3">0</text:p>
          </table:table-cell>
          <table:table-cell table:style-name="Tabela1.b2" office:value-type="float" office:value="0">
            <text:p text:style-name="P4">0</text:p>
          </table:table-cell>
        </table:table-row>
      </table:table>
      <text:p text:style-name="Standard"/>
      <table:table table:name="Tabela2" table:style-name="Tabela2">
        <table:table-column table:style-name="Tabela2.A"/>
        <table:table-column table:style-name="Tabela2.B"/>
        <table:table-row>
          <table:table-cell table:style-name="Tabela2.A1" office:value-type="string">
            <text:p text:style-name="P11">i1:001111111XX1110000000000000<text:line-break/>q1:000001110XX0001110000000000<text:line-break/>q2:001101100XX0000001100110000ź<text:line-break/><text:line-break/>np. Q1 włącza się na 3 sekundy po trzech sekundach od włączenia I1,<text:line-break/>oraz też na 3 sekundy po wyłączeniu I1.</text:p>
            <text:p text:style-name="P11"><text:line-break/>Opis słowny dla Q2 bardziej jest skomplikowany, więc przebieg sygnału przedstawiłem za pomocą cyferek. </text:p>
            <text:p text:style-name="P11"/>
          </table:table-cell>
          <table:table-cell table:style-name="Tabela2.B1" table:number-rows-spanned="2" office:value-type="string">
            <text:p text:style-name="P8"><text:span text:style-name="T1">Proszę napisać i przesłać do mnie program, który zrealizuje następujące sekwencje sygnałów i zobrazuje na załączonej wizualizacji stany wejść i wyjść, a w trybie symulacji umożliwi zadawanie sygnałów wejściowych:</text:span></text:p>
            <text:p text:style-name="P1"><text:s/></text:p>
            <text:p text:style-name="P1">w odpowiedzi na sygnał "i1" pojawią się takie sygnały "q1", "q2"</text:p>
            <text:p text:style-name="P1"><text:s/></text:p>
            <text:p text:style-name="P1">("0" oznacza stan niski trwający 1 sekundę,</text:p>
            <text:p text:style-name="P1">"1" oznacza stan wysoki trwający 1 sekundę,</text:p>
            <text:p text:style-name="P1">"XX" oznacza brak zmiany sygnału przez dowolny czas)</text:p>
            <text:p text:style-name="P1"/>
            <text:p text:style-name="P1">(inaczej: po podaniu sygnału i1 zaczyna się coś dziać na wyjściach q1 i q2, a wyłączenie i1 też powoduje impulsy na wyjściach q1 i q2)</text:p>
            <text:p text:style-name="P1"><text:s/></text:p>
            <text:p text:style-name="P1">i1: <text:s/>001111111XX1110000000000000</text:p>
            <text:p text:style-name="P1">q1: 000001110XX0001110000000000</text:p>
            <text:p text:style-name="P1">q2: 001101100XX0000001100110000</text:p>
            <text:p text:style-name="P1"><text:s/></text:p>
            <text:p text:style-name="P1">w odpowiedzi na sygnał "i2" pojawią się takie sygnały "q3", "q4" (dodatkowy warunek - można użyć do tego tylko dwa bloki czasowe)</text:p>
            <text:p text:style-name="P1"><text:s/></text:p>
            <text:p text:style-name="P1">i2: <text:s text:c="2"/>0011 1111 111X X111 1000 0000 000</text:p>
            <text:p text:style-name="P1">q3: 0000 1100 110X X000 0110 0110 000</text:p>
            <text:p text:style-name="P1"><text:soft-page-break/>q4: 0011 1000 000X X000 0001 1000 000</text:p>
            <text:p text:style-name="P1"/>
            <text:p text:style-name="P1">Proszę używać pobranej wersji programu CodeSys wersja 2.3.5 i pisać program dla sterownika EC4P-200. Termin wysłania pracy: 5 grudnia godzina 23.00</text:p>
          </table:table-cell>
        </table:table-row>
        <table:table-row>
          <table:table-cell table:style-name="Tabela2.A2" office:value-type="string">
            <text:p text:style-name="P10">Zapis i3:0011010XX011000 miałby oznaczać:</text:p>
            <text:p text:style-name="P10"/>
            <text:p text:style-name="P11">w pewnym momencie (trudno to określić dokładnie, umowne dwa zera na początku), gdy i3 było "0" zostało ono włączone na "1" na czas dwóch sekund, potem przez sekundę było "0", po czym znowu na sekundę włączone na "1". Następnie stan "0" trwa dłużej (ale nieokreślony dokładnie czas, minimum 2 sekundy) i znowu tylko na dwie sekundy i3 zostaje włączone na "1". Po wyłączeniu i3 praktycznie kończy się analizowana sekwencja.</text:p>
          </table:table-cell>
          <table:covered-table-cell/>
        </table:table-row>
        <table:table-row>
          <table:table-cell table:style-name="Tabela2.A2" office:value-type="string">
            <text:p text:style-name="P11">I1 oraz I2 powinny działać niezależnie od siebie. Procesy można powtarzać. Powtarzam: część sygnałów wyjściowych pojawia się po włączeniu wejścia, a część dopiero po wyłączeniu wejścia.</text:p>
            <text:p text:style-name="P10"/>
            <text:p text:style-name="P1"/>
          </table:table-cell>
          <table:table-cell table:style-name="Tabela2.B3" office:value-type="string">
            <text:p text:style-name="P1"/>
          </table:table-cell>
        </table:table-row>
      </table:table>
      <text:p text:style-name="P1"/>
      <text:p text:style-name="P1"/>
      <text:p text:style-name="P1"/>
      <text:p text:style-name="P1"/>
      <text:p text:style-name="P2"/>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ans-serif"/>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2T16:44:30.40</meta:creation-date>
    <dc:date>2014-06-08T19:52:34.73</dc:date>
    <meta:editing-duration>P1DT1H9M32S</meta:editing-duration>
    <meta:editing-cycles>62</meta:editing-cycles>
    <meta:generator>OpenOffice/4.1.0$Win32 OpenOffice.org_project/410m18$Build-9764</meta:generator>
    <meta:document-statistic meta:table-count="2" meta:image-count="0" meta:object-count="0" meta:page-count="2" meta:paragraph-count="192" meta:word-count="465" meta:character-count="2163"/>
  </office:meta>
</office:document-meta>
</file>